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75ed32" officeooo:paragraph-rsid="0075ed3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749cfe" officeooo:paragraph-rsid="00035f4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01b3e5" officeooo:paragraph-rsid="0001b3e5"/>
    </style:style>
    <style:style style:name="P4" style:family="paragraph" style:parent-style-name="Standard">
      <style:text-properties style:text-position="0% 100%" fo:font-size="10pt" fo:font-style="normal" fo:font-weight="normal" officeooo:rsid="00873b7e" officeooo:paragraph-rsid="00873b7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text-position="0% 100%" fo:font-style="normal" fo:font-weight="normal" officeooo:rsid="00873b7e" officeooo:paragraph-rsid="00873b7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80067d" officeooo:paragraph-rsid="0001b3e5" style:font-weight-asian="bold" style:font-weight-complex="bold"/>
    </style:style>
    <style:style style:name="P7" style:family="paragraph" style:parent-style-name="Standard">
      <style:text-properties fo:font-weight="bold" officeooo:rsid="0004a373" officeooo:paragraph-rsid="0004a373" style:font-weight-asian="bold" style:font-weight-complex="bold"/>
    </style:style>
    <style:style style:name="P8" style:family="paragraph" style:parent-style-name="Standard">
      <style:text-properties fo:font-weight="bold" officeooo:rsid="0006be07" officeooo:paragraph-rsid="0006be07" style:font-weight-asian="bold" style:font-weight-complex="bold"/>
    </style:style>
    <style:style style:name="P9" style:family="paragraph" style:parent-style-name="Standard">
      <style:text-properties officeooo:rsid="00035f49" officeooo:paragraph-rsid="00035f49"/>
    </style:style>
    <style:style style:name="P10" style:family="paragraph" style:parent-style-name="Footnote">
      <style:text-properties fo:font-size="10pt" style:font-size-asian="12pt" style:font-size-complex="12pt"/>
    </style:style>
    <style:style style:name="P11" style:family="paragraph" style:parent-style-name="Standard">
      <style:text-properties fo:font-weight="bold" officeooo:rsid="00084351" officeooo:paragraph-rsid="00084351" style:font-weight-asian="bold" style:font-weight-complex="bold"/>
    </style:style>
    <style:style style:name="P12" style:family="paragraph" style:parent-style-name="Standard">
      <style:text-properties fo:font-weight="normal" officeooo:rsid="00092ad1" officeooo:paragraph-rsid="00092ad1" style:font-weight-asian="normal" style:font-weight-complex="normal"/>
    </style:style>
    <style:style style:name="T1" style:family="text">
      <style:text-properties fo:font-weight="normal" officeooo:rsid="008167ca" style:font-weight-asian="normal" style:font-weight-complex="normal"/>
    </style:style>
    <style:style style:name="T2" style:family="text">
      <style:text-properties fo:font-weight="normal" officeooo:rsid="008235af" style:font-weight-asian="normal" style:font-weight-complex="normal"/>
    </style:style>
    <style:style style:name="T3" style:family="text">
      <style:text-properties style:text-position="0% 100%" fo:font-weight="normal" officeooo:rsid="008235af" style:font-weight-asian="normal" style:font-weight-complex="normal"/>
    </style:style>
    <style:style style:name="T4" style:family="text">
      <style:text-properties style:text-position="0% 100%" fo:font-weight="normal" officeooo:rsid="00834242" style:font-weight-asian="normal" style:font-weight-complex="normal"/>
    </style:style>
    <style:style style:name="T5" style:family="text">
      <style:text-properties style:text-position="0% 100%" fo:font-style="italic" fo:font-weight="normal" officeooo:rsid="00834242" style:font-style-asian="italic" style:font-weight-asian="normal" style:font-style-complex="italic" style:font-weight-complex="normal"/>
    </style:style>
    <style:style style:name="T6" style:family="text">
      <style:text-properties style:text-position="0% 100%" fo:font-style="normal" fo:font-weight="normal" officeooo:rsid="00834242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84f27c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873b7e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officeooo:rsid="008684e8" style:font-style-asian="normal" style:font-style-complex="normal"/>
    </style:style>
    <style:style style:name="T10" style:family="text">
      <style:text-properties style:text-position="super 58%" fo:font-style="normal" fo:font-weight="normal" officeooo:rsid="0084f27c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officeooo:rsid="008684e8" style:font-style-asian="normal" style:font-style-complex="normal"/>
    </style:style>
    <style:style style:name="T12" style:family="text">
      <style:text-properties officeooo:rsid="0084f27c"/>
    </style:style>
    <style:style style:name="T13" style:family="text">
      <style:text-properties fo:font-style="italic" officeooo:rsid="0084f27c" style:font-style-asian="italic" style:font-style-complex="italic"/>
    </style:style>
    <style:style style:name="T14" style:family="text">
      <style:text-properties fo:font-style="normal" officeooo:rsid="0084f27c" style:font-style-asian="normal" style:font-style-complex="normal"/>
    </style:style>
    <style:style style:name="T15" style:family="text">
      <style:text-properties fo:font-style="normal" officeooo:rsid="0086d82e" style:font-style-asian="normal" style:font-style-complex="normal"/>
    </style:style>
    <style:style style:name="T1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pendix</text:p>
      <text:p text:style-name="P3"/>
      <text:p text:style-name="P3"><text:span text:style-name="T16">Primitives</text:span>:</text:p>
      <text:p text:style-name="P6"><text:span text:style-name="T1">Data </text:span><text:span text:style-name="T2">generally comes in two forms; numeric and textual. Numeric data is usually split into two representations; decimal and floating-point. Decimal data is simply the integer value of a number represented in a base-2 (or ‘binary’) number format, (e.g. 8 = </text:span><text:span text:style-name="T3">1000 (4-bits), 7 = 111 (3-bits), 652 = </text:span><text:span text:style-name="T4">101000110 (9-bits)). For </text:span><text:span text:style-name="T5">n</text:span><text:span text:style-name="T6"> bits, the decimal range is </text:span><text:span text:style-name="T7">[0,2</text:span><text:span text:style-name="T10">n </text:span><text:span text:style-name="T7">- 1]</text:span><text:span text:style-name="T7"><text:note text:id="ftn1" text:note-class="footnote"><text:note-citation>1</text:note-citation><text:note-body><text:p text:style-name="P10"><text:s/><text:span text:style-name="T12">This is only in case of positive </text:span><text:span text:style-name="T13">unsigned</text:span><text:span text:style-name="T14"> integers. To include negative integers too, the first bit is sacrificed as an indicator of polarity. This </text:span><text:span text:style-name="T15">produces </text:span><text:span text:style-name="T13">signed</text:span><text:span text:style-name="T14"> integers and follows a more involved schema known as </text:span><text:span text:style-name="T13">two’s-complement</text:span><text:span text:style-name="T14"> in order to only have a single representation of the number zero. The numeric range for </text:span><text:span text:style-name="T13">n</text:span><text:span text:style-name="T14"> bits is then [-2</text:span><text:span text:style-name="T11">n-1</text:span><text:span text:style-name="T9">, 2</text:span><text:span text:style-name="T11">n-1</text:span><text:span text:style-name="T9"> – 1]. </text:span><text:span text:style-name="T14">See section XXXref in the Appendix for more information.</text:span></text:p></text:note-body></text:note></text:span><text:span text:style-name="T7">. </text:span><text:span text:style-name="T8">Decimals tend to come in fixed bit sizes</text:span><text:span text:style-name="T8"><text:note text:id="ftn2" text:note-class="footnote"><text:note-citation>2</text:note-citation><text:note-body><text:p text:style-name="P4"><text:s/>byte (8-bit), short/char (16-bit), int (32-bit), long (64-bit), and (in some languages) long long (128-bit).</text:p></text:note-body></text:note></text:span><text:span text:style-name="T8"> so there can be some redundancy in representing a small number with a large decimal type. </text:span></text:p>
      <text:p text:style-name="P5"/>
      <text:p text:style-name="P5"/>
      <text:p text:style-name="P5"><text:s text:c="2"/>Numbers that require more than 32-bits </text:p>
      <text:p text:style-name="Standard"/>
      <text:p text:style-name="Standard"/>
      <text:p text:style-name="Standard"/>
      <text:p text:style-name="P9"><text:span text:style-name="T16">Licensing</text:span>:</text:p>
      <text:p text:style-name="P9"/>
      <text:p text:style-name="P2">Some developers may not want their code modified; some may not want their code included in other projects; some may not mind that their code is included in other projects, but object to those projects profiting from their code; some may assert that their code can only be used in other open-source projects; some may not place any restrictions on their code at all, but only request to be credited by the authors of any projects that include it.</text:p>
      <text:p text:style-name="P1">← rewrite this and name specific licenses → </text:p>
      <text:p text:style-name="Standard"/>
      <text:p text:style-name="Standard"/>
      <text:p text:style-name="P7">Compiler optimizations</text:p>
      <text:p text:style-name="P7"/>
      <text:p text:style-name="P8">Linux Filesystems</text:p>
      <text:p text:style-name="P8"/>
      <text:p text:style-name="P11">Strings</text:p>
      <text:p text:style-name="P12">Talk about string pools and dynamic string 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Nimbus Roman No9 L1" svg:font-family="'Nimbus Roman No9 L'" style:font-family-generic="roman" style:font-pitch="variable"/>
    <style:font-face style:name="OpenSymbol" svg:font-family="OpenSymbol" style:font-family-generic="roman" style:font-pitch="variable"/>
    <style:font-face style:name="Nimbus Roman No9 L2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Roman No9 L" fo:font-family="'Nimbus Roman No9 L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Roman No9 L" fo:font-family="'Nimbus Roman No9 L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family-generic="roman" style:font-size-asian="12pt"/>
    </style:style>
    <style:style style:name="Endnote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Text" style:family="paragraph" style:parent-style-name="Caption" style:class="extra"/>
    <style:style style:name="Heading_20_1" style:display-name="Heading 1" style:family="paragraph" style:parent-style-name="Subtitle" style:default-outline-level="2" style:list-style-name="" style:class="text">
      <style:text-properties style:font-name="Nimbus Roman No9 L2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list-style-name="" style:class="text">
      <style:text-properties style:font-name="Nimbus Roman No9 L2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list-style-name="" style:class="text">
      <style:text-properties style:font-name="Nimbus Roman No9 L2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list-style-name="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list-style-name="" style:class="chapter">
      <style:text-properties style:font-name="Nimbus Roman No9 L1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20:55:11.106750231</meta:creation-date>
    <dc:date>2016-07-01T21:09:59.396042035</dc:date>
    <meta:editing-duration>PT4M2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78" meta:character-count="1674" meta:non-whitespace-character-count="1401"/>
  </office:meta>
</office:document-meta>
</file>